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8"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9">
    </style:style>
    <style:style style:name="P28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UD03 - Posicionament i Ancoratge</text:h>
      <text:h text:style-name="Heading_20_1" text:outline-level="1">Índex</text:h>
      <text:list text:style-name="L1">
        <text:list-item>
          <text:p text:style-name="P1"><text:a xlink:type="simple" xlink:href="#posicionament-i-ancoratge" office:name=""><text:span text:style-name="Definition">Posicionament i ancoratge</text:span></text:a></text:p>
          <text:list text:style-name="L2">
            <text:list-item>
              <text:p text:style-name="P2"><text:a xlink:type="simple" xlink:href="#tipus-de-posicionament" office:name=""><text:span text:style-name="Definition">Tipus de posicionament</text:span></text:a></text:p>
            </text:list-item>
            <text:list-item>
              <text:p text:style-name="P2"><text:a xlink:type="simple" xlink:href="#ancoratge-dels-elements" office:name=""><text:span text:style-name="Definition">Ancoratge dels elements</text:span></text:a></text:p>
            </text:list-item>
            <text:list-item>
              <text:p text:style-name="P2"><text:a xlink:type="simple" xlink:href="#model-de-capes-stacking-context" office:name=""><text:span text:style-name="Definition">Model de Capes (stacking context)</text:span></text:a></text:p>
            </text:list-item>
            <text:list-item>
              <text:p text:style-name="P2"><text:a xlink:type="simple" xlink:href="#model-de-caixa-box-model" office:name=""><text:span text:style-name="Definition">Model de Caixa (Box Model)</text:span></text:a></text:p>
              <text:list text:style-name="L3">
                <text:list-item>
                  <text:p text:style-name="P3"><text:a xlink:type="simple" xlink:href="#propietat-box-sizing" office:name=""><text:span text:style-name="Definition">Propietat <text:span text:style-name="T1">box-sizing</text:span></text:span></text:a></text:p>
                  <text:list text:style-name="L4">
                    <text:list-item>
                      <text:p text:style-name="P4"><text:a xlink:type="simple" xlink:href="#establir-el-box-sizing-de-forma-global-wip" office:name=""><text:span text:style-name="Definition">Establir el box-sizing de forma global (WIP)</text:span></text:a></text:p>
                    </text:list-item>
                  </text:list>
                </text:list-item>
              </text:list>
            </text:list-item>
            <text:list-item>
              <text:p text:style-name="P2"><text:a xlink:type="simple" xlink:href="#marges" office:name=""><text:span text:style-name="Definition">Marges</text:span></text:a></text:p>
              <text:list text:style-name="L5">
                <text:list-item>
                  <text:p text:style-name="P5"><text:a xlink:type="simple" xlink:href="#marges-negatius" office:name=""><text:span text:style-name="Definition">Marges negatius</text:span></text:a></text:p>
                </text:list-item>
                <text:list-item>
                  <text:p text:style-name="P5"><text:a xlink:type="simple" xlink:href="#marges-colapsats" office:name=""><text:span text:style-name="Definition">Marges colapsats</text:span></text:a></text:p>
                </text:list-item>
              </text:list>
            </text:list-item>
            <text:list-item>
              <text:p text:style-name="P2"><text:a xlink:type="simple" xlink:href="#voreres" office:name=""><text:span text:style-name="Definition">Voreres</text:span></text:a></text:p>
            </text:list-item>
          </text:list>
        </text:list-item>
        <text:list-item>
          <text:p text:style-name="P1"><text:a xlink:type="simple" xlink:href="#javascript-components-css" office:name=""><text:span text:style-name="Definition">Javascript - Components CSS</text:span></text:a></text:p>
          <text:list text:style-name="L6">
            <text:list-item>
              <text:p text:style-name="P6"><text:a xlink:type="simple" xlink:href="#css-modular" office:name=""><text:span text:style-name="Definition">CSS Modular</text:span></text:a></text:p>
            </text:list-item>
            <text:list-item>
              <text:p text:style-name="P6"><text:a xlink:type="simple" xlink:href="#components-javascriptjquery-css" office:name=""><text:span text:style-name="Definition">Components Javascript/jQuery + CSS</text:span></text:a></text:p>
            </text:list-item>
          </text:list>
        </text:list-item>
      </text:list>
      <text:list text:style-name="L7">
        <text:list-item>
          <text:p text:style-name="P7">CSS - Posicionament i Ancoratge</text:p>
        </text:list-item>
        <text:list-item>
          <text:p text:style-name="P7">Javascript - Components CSS</text:p>
        </text:list-item>
      </text:list>
      <text:h text:style-name="Heading_20_1" text:outline-level="1">Posicionament i ancoratge</text:h>
      <text:h text:style-name="Heading_20_2" text:outline-level="2">Tipus de posicionament</text:h>
      <text:p text:style-name="P8">(Propietat `position`)</text:p>
      <text:h text:style-name="Heading_20_2" text:outline-level="2">Ancoratge dels elements</text:h>
      <text:p text:style-name="P9">(Propietat `display`)</text:p>
      <text:h text:style-name="Heading_20_2" text:outline-level="2">Model de Capes (stacking context)</text:h>
      <text:h text:style-name="Heading_20_2" text:outline-level="2">Model de Caixa (Box Model)</text:h>
      <text:p text:style-name="First_20_paragraph">Font: <text:a xlink:type="simple" xlink:href="" office:name=""><text:span text:style-name="Definition">https://www.w3schools.com/css/css_boxmodel.asp</text:span></text:a></text:p>
      <text:h text:style-name="Heading_20_3" text:outline-level="3">Propietat <text:span text:style-name="T2">box-sizing</text:span></text:h>
      <text:p text:style-name="First_20_paragraph">Estableix què mesuren les propietats <text:span text:style-name="T3">height</text:span>, <text:span text:style-name="T4">width</text:span> i derivades (<text:span text:style-name="T5">min-height</text:span>, <text:span text:style-name="T6">max-height</text:span>, ...).</text:p>
      <text:p text:style-name="Text_20_body">Sense comptar <text:span text:style-name="T7">initial</text:span> (que en aquest cas equivaldria a <text:span text:style-name="T8">content-box</text:span> i <text:span text:style-name="T9">inherit</text:span>, la propietat <text:span text:style-name="T10">box-sizing</text:span> pot agafar dos valors:</text:p>
      <text:list text:style-name="L8">
        <text:list-item>
          <text:p text:style-name="P10">content-box.</text:p>
        </text:list-item>
        <text:list-item>
          <text:p text:style-name="P10">border-box.</text:p>
        </text:list-item>
      </text:list>
      <text:p text:style-name="First_20_paragraph">Així, quan està establerta a <text:span text:style-name="T11">content-box</text:span> (per defecte), <text:span text:style-name="T12">height</text:span>, <text:span text:style-name="T13">width</text:span>, etc... defineixen el tamany del contingut. <text:span text:style-name="T14">Per</text:span><text:span text:style-name="T15"> </text:span><text:span text:style-name="T16">això,</text:span><text:span text:style-name="T17"> </text:span><text:span text:style-name="T18">si</text:span><text:span text:style-name="T19"> </text:span><text:span text:style-name="T20">afegim</text:span><text:span text:style-name="T21"> </text:span><text:span text:style-name="T22">voreres,</text:span><text:span text:style-name="T23"> </text:span><text:span text:style-name="T24">marges</text:span><text:span text:style-name="T25"> </text:span><text:span text:style-name="T26">o,</text:span><text:span text:style-name="T27"> </text:span><text:span text:style-name="T28">fins</text:span><text:span text:style-name="T29"> </text:span><text:span text:style-name="T30">i</text:span><text:span text:style-name="T31"> </text:span><text:span text:style-name="T32">tot</text:span><text:span text:style-name="T33"> </text:span><text:span text:style-name="T34">padding</text:span><text:span text:style-name="T35">,</text:span><text:span text:style-name="T36"> </text:span><text:span text:style-name="T37">l'element</text:span><text:span text:style-name="T38"> </text:span><text:span text:style-name="T39">ens</text:span><text:span text:style-name="T40"> </text:span><text:span text:style-name="T41">ocuparà</text:span><text:span text:style-name="T42"> </text:span><text:span text:style-name="T43">més</text:span><text:span text:style-name="T44"> </text:span><text:span text:style-name="T45">espaï</text:span><text:span text:style-name="T46"> </text:span><text:span text:style-name="T47">del</text:span><text:span text:style-name="T48"> </text:span><text:span text:style-name="T49">que</text:span><text:span text:style-name="T50"> </text:span><text:span text:style-name="T51">hem</text:span><text:span text:style-name="T52"> </text:span><text:span text:style-name="T53">especificat</text:span>.</text:p>
      <text:p text:style-name="Text_20_body">En canvi, si l'establim a <text:span text:style-name="T54">border-box</text:span> aquesta mesura inclourà també el <text:span text:style-name="T55">padding</text:span> i les vores (<text:span text:style-name="T56">border</text:span>), fent molt més senzilla la tasca de sumar els espaïs que ens ocupa cada element a l'hora de maquetar.</text:p>
      <text:p text:style-name="P11"><text:span text:style-name="T57">⚠</text:span><text:span text:style-name="T58"> </text:span><text:span text:style-name="T59">Avís:</text:span> Així i tot, encara haurem de tenir en compte els marges, si en tenim.</text:p>
      <text:h text:style-name="Heading_20_4" text:outline-level="4">Establir el box-sizing de forma global (WIP)</text:h>
      <text:p text:style-name="First_20_paragraph">Si ho preferim, podem establir el <text:span text:style-name="T60">box-sizing</text:span> a <text:span text:style-name="T61">border-box</text:span> de forma global amb una senzilla regla:</text:p>
      <text:p text:style-name="P12">*,</text:p>
      <text:p text:style-name="P13">::before,</text:p>
      <text:p text:style-name="P14">::after {</text:p>
      <text:p text:style-name="P15"><text:s text:c="2"/>box-sizing: border-box; </text:p>
      <text:p text:style-name="P16">}</text:p>
      <text:p text:style-name="P17">:bomb: Però si estam treballant en un projecte preexistent, podria passar que tinguéssim codi css anterior que, al estar calculat segons el comportament per defecte, deixas de funcionar corrèctament.</text:p>
      <text:p text:style-name="P17">El mateix ens pot passar si fem servir frameworks css externs que hagin estat dissenyats en base a <text:span text:style-name="T62">border-sizing: content-box</text:span>. Si be molts, com <text:span text:style-name="T63">Bootstrap</text:span> ja fan servir <text:span text:style-name="T64">border-box</text:span> i/o fixen explícitament aquesta propietat per al seu css.</text:p>
      <text:p text:style-name="First_20_paragraph">En qualsevol cas, el següent exemple ens mostra una forma més refinada de fer-ho:</text:p>
      <text:p text:style-name="P18">:root {</text:p>
      <text:p text:style-name="P19"><text:s text:c="2"/>box-sizing: border-box;</text:p>
      <text:p text:style-name="P20">}</text:p>
      <text:p text:style-name="P21"/>
      <text:p text:style-name="P22">*,</text:p>
      <text:p text:style-name="P23">::before,</text:p>
      <text:p text:style-name="P24">::after {</text:p>
      <text:p text:style-name="P25"><text:s text:c="2"/>box-sizing: inherit;</text:p>
      <text:p text:style-name="P26">}</text:p>
      <text:p text:style-name="First_20_paragraph">Establint <text:span text:style-name="T65">box-sizing</text:span> a <text:span text:style-name="T66">inherit</text:span> obrim la possibilitat de canviar aquesta propietat recursivament de forma selectiva a les parts que ens interessi del DOM (per exemple <text:span text:style-name="T67">.oldCss {box-sizing: content-box;}</text:span>) mentre que la regla que hem definit sobre el selector <text:span text:style-name="T68">:root</text:span> ens garanteix que la resta heredarà el valor <text:span text:style-name="T69">border-box</text:span>.</text:p>
      <text:h text:style-name="Heading_20_2" text:outline-level="2">Marges</text:h>
      <text:h text:style-name="Heading_20_3" text:outline-level="3">Marges negatius</text:h>
      <text:h text:style-name="Heading_20_3" text:outline-level="3">Marges colapsats</text:h>
      <text:p text:style-name="First_20_paragraph"><text:span text:style-name="T70">Casos</text:span><text:span text:style-name="T71"> </text:span><text:span text:style-name="T72">en</text:span><text:span text:style-name="T73"> </text:span><text:span text:style-name="T74">que</text:span><text:span text:style-name="T75"> </text:span><text:span text:style-name="T76">els</text:span><text:span text:style-name="T77"> </text:span><text:span text:style-name="T78">marges</text:span><text:span text:style-name="T79"> </text:span><text:span text:style-name="T80">no</text:span><text:span text:style-name="T81"> </text:span><text:span text:style-name="T82">colapsen:</text:span></text:p>
      <text:list text:style-name="L9">
        <text:list-item>
          <text:p text:style-name="P27">Establint la propietat <text:span text:style-name="T83">overflow</text:span> a qualsevol valor distint de <text:span text:style-name="T84">visible</text:span> a un contenidor s'evita que els marges interiors colapsin amb els exteriors.</text:p>
        </text:list-item>
        <text:list-item>
          <text:p text:style-name="P27">Si hi ha una vorera (border) entre dos marges (per exemple transparent, si la volem fer servir com a truc per evitar el colapsament).</text:p>
        </text:list-item>
        <text:list-item>
          <text:p text:style-name="P27">Cap a fora d'un contenidor dels següents contenidors:</text:p>
          <text:list text:style-name="L10">
            <text:list-item>
              <text:p text:style-name="P28">Flotant ("floated")</text:p>
            </text:list-item>
            <text:list-item>
              <text:p text:style-name="P28">Amb la propietat <text:span text:style-name="T85">display</text:span> a <text:span text:style-name="T86">inline-block</text:span>.</text:p>
            </text:list-item>
            <text:list-item>
              <text:p text:style-name="P28">Amb posicionament absolut (<text:span text:style-name="T87">position: absolute</text:span>) o fix (<text:span text:style-name="T88">position: fixed</text:span>)</text:p>
            </text:list-item>
          </text:list>
        </text:list-item>
        <text:list-item>
          <text:p text:style-name="P27">A dins d'un contenidor flexbox (<text:span text:style-name="T89">display: flex</text:span>) o grid (<text:span text:style-name="T90">display: grid</text:span>).</text:p>
        </text:list-item>
        <text:list-item>
          <text:p text:style-name="P27">Els elements amb <text:span text:style-name="T91">display: table-cell</text:span>, <text:span text:style-name="T92">table-row</text:span> i la majoria de la resta de tipus de display de taules a excepció de <text:span text:style-name="T93">table</text:span>, <text:span text:style-name="T94">table-inline</text:span> i <text:span text:style-name="T95">table-caption</text:span> no tenen marges, així que no poden colapsar.</text:p>
        </text:list-item>
      </text:list>
      <text:h text:style-name="Heading_20_2" text:outline-level="2">Voreres</text:h>
      <text:h text:style-name="Heading_20_1" text:outline-level="1">Javascript - Components CSS</text:h>
      <text:h text:style-name="Heading_20_2" text:outline-level="2">CSS Modular</text:h>
      <text:h text:style-name="Heading_20_2" text:outline-level="2">Components Javascript/jQuery + CS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